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7f3a" officeooo:paragraph-rsid="001e16a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0123" officeooo:paragraph-rsid="001e16a8" style:font-weight-asian="bold" style:font-weight-complex="bold"/>
    </style:style>
    <style:style style:name="P3" style:family="paragraph" style:parent-style-name="Standard">
      <style:text-properties officeooo:rsid="001829dc" officeooo:paragraph-rsid="001e16a8"/>
    </style:style>
    <style:style style:name="T1" style:family="text">
      <style:text-properties officeooo:rsid="00182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LIENT.c</text:p>
      <text:p text:style-name="P1"/>
      <text:p text:style-name="P1">#include &lt;unistd.h&gt;</text:p>
      <text:p text:style-name="P1">#include &lt;sys/socket.h&gt;</text:p>
      <text:p text:style-name="P3">#include &lt;sys/types.h&gt;</text:p>
      <text:p text:style-name="P1">#include &lt;string.h&gt;</text:p>
      <text:p text:style-name="P1">#include <text:span text:style-name="T1">&lt;netinet/in.h&gt;</text:span></text:p>
      <text:p text:style-name="P1">#include <text:span text:style-name="T1">&lt;stdio.h&gt;</text:span></text:p>
      <text:p text:style-name="P1">#include <text:span text:style-name="T1">&lt;stdlib.h&gt;</text:span></text:p>
      <text:p text:style-name="P1">Int main()</text:p>
      <text:p text:style-name="P1">{</text:p>
      <text:p text:style-name="P1">Char buf[200];</text:p>
      <text:p text:style-name="P1">char *serv_ip = “127.0.0.1”;</text:p>
      <text:p text:style-name="P1">int n;</text:p>
      <text:p text:style-name="P1">int sockfd, ret_val;</text:p>
      <text:p text:style-name="P1">struct sockaddr_in servaddr;</text:p>
      <text:p text:style-name="P1">sockfd = socket (AF_INET, SOCK_STREAM, 0);</text:p>
      <text:p text:style-name="P1">bzero(&amp;servaddr, sizeof(servaddr));</text:p>
      <text:p text:style-name="P1">servaddr.sin_family = AF_INET;</text:p>
      <text:p text:style-name="P1">servaddr.sin_port = htons(8000);</text:p>
      <text:p text:style-name="P1">inet_pton (AF_INET, serv_ip, &amp;servaddr.sin_addr);</text:p>
      <text:p text:style-name="P1"/>
      <text:p text:style-name="P1">ret_val = connect(sockfd, (struct sockaddr *) &amp;servaddr, sizeof(servaddr));</text:p>
      <text:p text:style-name="P1">if(ret_val &lt;0)</text:p>
      <text:p text:style-name="P1">{</text:p>
      <text:p text:style-name="P1">perror(“connect:”);</text:p>
      <text:p text:style-name="P3">exit(1);</text:p>
      <text:p text:style-name="P3">}</text:p>
      <text:p text:style-name="P3"/>
      <text:p text:style-name="P3">printf(“Enter the data that you want to send to the server\n”);</text:p>
      <text:p text:style-name="P3">gets(buf);</text:p>
      <text:p text:style-name="P3">write(sockfd,buf.strlen(buf));</text:p>
      <text:p text:style-name="P3">n = read(sockfd,buf,200);</text:p>
      <text:p text:style-name="P3">buf[n]=’\0’;</text:p>
      <text:p text:style-name="P3">printf(“rec’d %s from server \n”, buf);</text:p>
      <text:p text:style-name="P3">close(sockfd);</text:p>
      <text:p text:style-name="P3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9T12:40:27.376085041</meta:creation-date>
    <dc:date>2023-05-09T12:40:46.441010267</dc:date>
    <meta:editing-duration>PT19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89" meta:character-count="758" meta:non-whitespace-character-count="703"/>
  </office:meta>
</office:document-meta>
</file>